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D2E4504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keyboard-notes">
      <style:graphic-properties draw:fill-color="#ffffff" draw:auto-grow-height="true" fo:min-height="13.364cm"/>
    </style:style>
    <style:style style:name="pr2" style:family="presentation" style:parent-style-name="keyboard-title">
      <style:graphic-properties fo:min-height="3.005cm"/>
    </style:style>
    <style:style style:name="pr3" style:family="presentation" style:parent-style-name="keyboard-outline1">
      <style:graphic-properties fo:min-height="9.458cm"/>
    </style:style>
    <style:style style:name="pr4" style:family="presentation" style:parent-style-name="keyboard-notes">
      <style:graphic-properties draw:fill-color="#ffffff" fo:min-height="13.364cm"/>
    </style:style>
    <style:style style:name="pr5" style:family="presentation" style:parent-style-name="keyboard-outline1">
      <style:graphic-properties fo:min-height="10.258cm"/>
    </style:style>
    <style:style style:name="pr6" style:family="presentation" style:parent-style-name="keyboard-outline1">
      <style:graphic-properties fo:min-height="10.458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top="0cm" fo:margin-bottom="0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42pt" style:font-size-asian="42pt" style:font-size-complex="42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50pt" style:font-size-asian="50pt" style:font-size-complex="50pt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style:text-properties fo:font-size="42pt" style:font-size-asian="42pt" style:font-size-complex="4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line-through-style="none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ize="50pt" style:font-size-asian="50pt" style:font-size-complex="50pt"/>
    </style:style>
    <style:style style:name="T5" style:family="text">
      <style:text-properties style:text-line-through-style="non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eyboard" presentation:presentation-page-layout-name="AL1T1">
        <office:forms form:automatic-focus="false" form:apply-design-mode="false"/>
        <draw:frame draw:style-name="gr1" draw:text-style-name="P1" draw:layer="layout" svg:width="9.4cm" svg:height="1.318cm" svg:x="9.4cm" svg:y="2.082cm">
          <draw:text-box>
            <text:p><text:span text:style-name="T1">毕业设计开题答辩</text:span></text:p>
          </draw:text-box>
        </draw:frame>
        <draw:frame draw:style-name="gr1" draw:layer="layout" svg:width="17cm" svg:height="5.679cm" svg:x="5.6cm" svg:y="4.4cm">
          <draw:text-box>
            <text:p text:style-name="P2"><text:span text:style-name="T2">基于</text:span><text:span text:style-name="T2">Android</text:span><text:span text:style-name="T2">的工程图浏览工具</text:span></text:p>
          </draw:text-box>
        </draw:frame>
        <draw:frame draw:style-name="gr2" draw:text-style-name="P4" draw:layer="layout" svg:width="11.4cm" svg:height="3.833cm" svg:x="7.8cm" svg:y="11.8cm">
          <draw:text-box>
            <text:p text:style-name="P3"><text:span text:style-name="T3">38073130</text:span></text:p>
            <text:p text:style-name="P3"><text:span text:style-name="T3">高涵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keyboard" presentation:presentation-page-layout-name="AL1T1">
        <office:forms form:automatic-focus="false" form:apply-design-mode="false"/>
        <draw:frame presentation:style-name="pr2" draw:text-style-name="P6" draw:layer="layout" svg:width="22.37cm" svg:height="3.005cm" svg:x="2.218cm" svg:y="1.709cm" presentation:class="title">
          <draw:text-box>
            <text:p><text:span text:style-name="T4">我要做什么</text:span></text:p>
          </draw:text-box>
        </draw:frame>
        <draw:frame presentation:style-name="pr3" draw:layer="layout" svg:width="22.179cm" svg:height="9.458cm" svg:x="2.41cm" svg:y="5.142cm" presentation:class="outline" presentation:user-transformed="true">
          <draw:text-box>
            <text:list text:style-name="L2">
              <text:list-item>
                <text:p><text:span text:style-name="T5">工程图浏览工具</text:span></text:p>
              </text:list-item>
              <text:list-item>
                <text:p><text:span text:style-name="T5">基于</text:span><text:span text:style-name="T5">Android</text:span><text:span text:style-name="T5">移动终端</text:span></text:p>
              </text:list-item>
              <text:list-item>
                <text:p><text:span text:style-name="T5">图纸云端储存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keyboard" presentation:presentation-page-layout-name="AL1T1">
        <office:forms form:automatic-focus="false" form:apply-design-mode="false"/>
        <draw:frame presentation:style-name="pr2" draw:text-style-name="P6" draw:layer="layout" svg:width="22.37cm" svg:height="3.005cm" svg:x="2.218cm" svg:y="1.709cm" presentation:class="title">
          <draw:text-box>
            <text:p><text:span text:style-name="T4">为什么要做</text:span></text:p>
          </draw:text-box>
        </draw:frame>
        <draw:frame presentation:style-name="pr5" draw:text-style-name="P7" draw:layer="layout" svg:width="22.179cm" svg:height="10.258cm" svg:x="2.41cm" svg:y="5.142cm" presentation:class="outline" presentation:user-transformed="true">
          <draw:text-box>
            <text:list text:style-name="L2">
              <text:list-item>
                <text:p><text:span text:style-name="T6">传统浏览方式不够便捷</text:span></text:p>
              </text:list-item>
              <text:list-item>
                <text:p><text:span text:style-name="T6">智能移动终端兴起</text:span></text:p>
              </text:list-item>
              <text:list-item>
                <text:p><text:span text:style-name="T6">SoMoLo</text:span><text:span text:style-name="T6">发展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keyboard" presentation:presentation-page-layout-name="AL1T1">
        <office:forms form:automatic-focus="false" form:apply-design-mode="false"/>
        <draw:custom-shape draw:style-name="gr4" draw:text-style-name="P3" draw:layer="layout" svg:width="5.6cm" svg:height="9.2cm" svg:x="18cm" svg:y="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2cm" svg:height="9.4cm" svg:x="3.4cm" svg:y="5.6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2.37cm" svg:height="3.005cm" svg:x="2.218cm" svg:y="1.709cm" presentation:class="title">
          <draw:text-box>
            <text:p>怎么去做</text:p>
          </draw:text-box>
        </draw:frame>
        <draw:custom-shape draw:style-name="gr5" draw:text-style-name="P8" xml:id="id3" draw:id="id3" draw:layer="layout" svg:width="1.6cm" svg:height="5.8cm" svg:x="4.4cm" svg:y="7.8cm">
          <text:p text:style-name="P3"><text:span text:style-name="T7">用</text:span></text:p>
          <text:p text:style-name="P3"><text:span text:style-name="T7">户</text:span></text:p>
          <text:p text:style-name="P3"><text:span text:style-name="T7">界</text:span></text:p>
          <text:p text:style-name="P3"><text:span text:style-name="T7">面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4.2cm" svg:height="7.6cm" svg:x="10.2cm" svg:y="6.8cm">
          <text:p text:style-name="P3">解析图纸</text:p>
          <text:p text:style-name="P3">储存信息</text:p>
          <text:p text:style-name="P3">按需要绘制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2" draw:id="id2" draw:layer="layout" svg:width="2cm" svg:height="6cm" svg:x="20cm" svg:y="7.8cm">
          <text:p text:style-name="P3"><text:span text:style-name="T1">图</text:span></text:p>
          <text:p text:style-name="P3"><text:span text:style-name="T1">纸</text:span></text:p>
          <text:p text:style-name="P3"><text:span text:style-name="T1">服</text:span></text:p>
          <text:p text:style-name="P3"><text:span text:style-name="T1">务</text:span></text:p>
          <text:p text:style-name="P3"><text:span text:style-name="T1">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line" svg:x1="14.4cm" svg:y1="10.6cm" svg:x2="20cm" svg:y2="10.8cm" draw:start-shape="id1" draw:end-shape="id2" draw:end-glue-point="3" svg:d="m14400 10600 5600 200">
          <text:p/>
        </draw:connector>
        <draw:frame draw:style-name="gr7" draw:layer="layout" svg:width="1.772cm" svg:height="0.988cm" svg:x="15.6cm" svg:y="9.6cm">
          <draw:text-box>
            <text:p>检索</text:p>
          </draw:text-box>
        </draw:frame>
        <draw:connector draw:style-name="gr6" draw:text-style-name="P3" draw:layer="layout" draw:type="line" svg:x1="6cm" svg:y1="10.7cm" svg:x2="10.2cm" svg:y2="10.6cm" draw:start-shape="id3" draw:start-glue-point="1" draw:end-shape="id1" svg:d="m6000 10700 4200-100">
          <text:p/>
        </draw:connector>
        <draw:frame draw:style-name="gr7" draw:layer="layout" svg:width="1.772cm" svg:height="0.988cm" svg:x="7.2cm" svg:y="9.8cm">
          <draw:text-box>
            <text:p>绘制</text:p>
          </draw:text-box>
        </draw:frame>
        <draw:frame draw:style-name="gr7" draw:text-style-name="P10" draw:layer="layout" svg:width="6.429cm" svg:height="1.978cm" svg:x="3.971cm" svg:y="5.6cm">
          <draw:text-box>
            <text:p><text:span text:style-name="T3">我的软件</text:span></text:p>
          </draw:text-box>
        </draw:frame>
        <draw:frame draw:style-name="gr7" draw:text-style-name="P10" draw:layer="layout" svg:width="3.465cm" svg:height="1.978cm" svg:x="19.2cm" svg:y="5.822cm">
          <draw:text-box>
            <text:p><text:span text:style-name="T3">云端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keyboard" presentation:presentation-page-layout-name="AL1T1">
        <office:forms form:automatic-focus="false" form:apply-design-mode="false"/>
        <draw:frame presentation:style-name="pr2" draw:layer="layout" svg:width="22.37cm" svg:height="3.005cm" svg:x="2.218cm" svg:y="1.709cm" presentation:class="title">
          <draw:text-box>
            <text:p>怎么去做</text:p>
          </draw:text-box>
        </draw:frame>
        <draw:frame presentation:style-name="pr6" draw:text-style-name="P6" draw:layer="layout" svg:width="22.179cm" svg:height="10.458cm" svg:x="2.41cm" svg:y="5.142cm" presentation:class="outline" presentation:user-transformed="true">
          <draw:text-box>
            <text:list text:style-name="L2">
              <text:list-item>
                <text:p>建立并熟悉Android开发环境 （第5周）</text:p>
              </text:list-item>
              <text:list-item>
                <text:p>学习SVG文件的解析与渲染（第8周）</text:p>
              </text:list-item>
              <text:list-item>
                <text:p>建立与服务器的网络链接 （第11周）</text:p>
              </text:list-item>
              <text:list-item>
                <text:p>联合调试，打包测试（第13 周）</text:p>
              </text:list-item>
              <text:list-item>
                <text:p>撰写论文并修改 （第 15 周）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Blue-outline3" style:family="presentation" style:parent-style-name="Blue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Blue-outline4" style:family="presentation" style:parent-style-name="Blue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Blue-outline5" style:family="presentation" style:parent-style-name="Blue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Blue-outline6" style:family="presentation" style:parent-style-name="Blue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Blue-outline7" style:family="presentation" style:parent-style-name="Blue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Blue-outline8" style:family="presentation" style:parent-style-name="Blue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Blue-outline9" style:family="presentation" style:parent-style-name="Blue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055cm" fo:margin-right="0cm" fo:margin-top="0cm" fo:margin-bottom="0.342cm" fo:text-indent="-0.685cm"/>
      <style:text-properties fo:font-size="24pt" style:font-size-asian="28pt" style:font-size-complex="28pt"/>
    </style:style>
    <style:style style:name="keyboard-outline3" style:family="presentation" style:parent-style-name="keyboard-outline2">
      <style:paragraph-properties fo:margin-left="3.085cm" fo:margin-right="0cm" fo:margin-top="0cm" fo:margin-bottom="0.257cm" fo:text-indent="-0.514cm"/>
      <style:text-properties fo:font-size="20.6000003814697pt" style:font-size-asian="24pt" style:font-size-complex="24pt"/>
    </style:style>
    <style:style style:name="keyboard-outline4" style:family="presentation" style:parent-style-name="keyboard-outline3">
      <style:paragraph-properties fo:margin-left="4.113cm" fo:margin-right="0cm" fo:margin-top="0cm" fo:margin-bottom="0.171cm" fo:text-indent="-0.514cm"/>
      <style:text-properties fo:font-size="17.2000007629395pt" style:font-size-asian="20pt" style:font-size-complex="20pt"/>
    </style:style>
    <style:style style:name="keyboard-outline5" style:family="presentation" style:parent-style-name="keyboard-outline4">
      <style:paragraph-properties fo:margin-left="5.141cm" fo:margin-right="0cm" fo:margin-top="0cm" fo:margin-bottom="0.085cm" fo:text-indent="-0.514cm"/>
      <style:text-properties fo:font-size="17.2000007629395pt" style:font-size-asian="20pt" style:font-size-complex="20pt"/>
    </style:style>
    <style:style style:name="keyboard-outline6" style:family="presentation" style:parent-style-name="keyboard-outline5">
      <style:paragraph-properties fo:margin-left="6.169cm" fo:margin-right="0cm" fo:margin-top="0cm" fo:margin-bottom="0.085cm" fo:text-indent="-0.514cm"/>
      <style:text-properties fo:font-size="17.2000007629395pt" style:font-size-asian="20pt" style:font-size-complex="20pt"/>
    </style:style>
    <style:style style:name="keyboard-outline7" style:family="presentation" style:parent-style-name="keyboard-outline6">
      <style:paragraph-properties fo:margin-left="7.198cm" fo:margin-right="0cm" fo:margin-top="0cm" fo:margin-bottom="0.085cm" fo:text-indent="-0.514cm"/>
      <style:text-properties fo:font-size="17.2000007629395pt" style:font-size-asian="20pt" style:font-size-complex="20pt"/>
    </style:style>
    <style:style style:name="keyboard-outline8" style:family="presentation" style:parent-style-name="keyboard-outline7">
      <style:paragraph-properties fo:margin-left="8.226cm" fo:margin-right="0cm" fo:margin-top="0cm" fo:margin-bottom="0.085cm" fo:text-indent="-0.514cm"/>
      <style:text-properties fo:font-size="17.2000007629395pt" style:font-size-asian="20pt" style:font-size-complex="20pt"/>
    </style:style>
    <style:style style:name="keyboard-outline9" style:family="presentation" style:parent-style-name="keyboard-outline8">
      <style:paragraph-properties fo:margin-left="9.254cm" fo:margin-right="0cm" fo:margin-top="0cm" fo:margin-bottom="0.085cm" fo:text-indent="-0.514cm"/>
      <style:text-properties fo:font-size="17.2000007629395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keyboard_5f_lay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keyboard-title">
      <style:graphic-properties draw:fill-color="#ffffff" draw:auto-grow-height="false" fo:min-height="3.507cm"/>
    </style:style>
    <style:style style:name="Mpr7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Blue" style:page-layout-name="PM1" draw:style-name="Mdp1"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keyboard" style:page-layout-name="PM1" draw:style-name="Mdp2">
      <draw:frame presentation:style-name="Mpr6" draw:text-style-name="MP3" draw:layer="backgroundobjects" svg:width="22.37cm" svg:height="3.005cm" svg:x="2.218cm" svg:y="1.709cm" presentation:class="title">
        <draw:text-box>
          <text:p text:style-name="MP3">Click to edit the title text format</text:p>
        </draw:text-box>
      </draw:frame>
      <draw:frame presentation:style-name="keyboard-outline1" draw:layer="backgroundobjects" svg:width="22.179cm" svg:height="11.88cm" svg:x="2.41cm" svg:y="5.142cm" presentation:class="outline" presentation:placeholder="true">
        <draw:text-box/>
      </draw:frame>
      <draw:frame presentation:style-name="Mpr7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2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12-02-21T14:44:40</meta:creation-date>
    <dc:language>fi-FI</dc:language>
    <meta:editing-cycles>5</meta:editing-cycles>
    <meta:editing-duration>PT13M35S</meta:editing-duration>
    <dc:date>2012-02-27T10:13:37</dc:date>
    <dc:creator>ghdawn </dc:creator>
    <meta:document-statistic meta:object-count="6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Blue.otp"/>
  </office:meta>
</office:document-meta>
</file>